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system"/>
  </office:font-face-decls>
  <office:automatic-styles>
    <style:style style:name="P1" style:family="paragraph" style:parent-style-name="Preformatted_20_Text">
      <style:text-properties fo:color="#000000" loext:opacity="100%" style:font-name="Arial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2" style:family="paragraph" style:parent-style-name="Text_20_body">
      <style:text-properties fo:color="#000000" loext:opacity="100%" style:font-name="Arial" fo:font-size="13pt" style:font-size-asian="13pt" style:font-size-complex="13pt"/>
    </style:style>
    <style:style style:name="P3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Arial" style:font-name-complex="Arial"/>
    </style:style>
    <style:style style:name="P4" style:family="paragraph" style:parent-style-name="Text_20_body">
      <style:paragraph-properties fo:margin-left="-1.251cm" fo:margin-right="0cm" fo:margin-top="0.132cm" fo:margin-bottom="0.132cm" style:contextual-spacing="false" fo:text-align="justify" style:justify-single-word="false" fo:text-indent="0cm" style:auto-text-indent="false">
        <style:tab-stops/>
      </style:paragraph-properties>
      <style:text-properties fo:color="#000000" loext:opacity="100%" style:font-name="Arial" style:font-name-complex="Arial"/>
    </style:style>
    <style:style style:name="P5" style:family="paragraph" style:parent-style-name="Text_20_body">
      <style:paragraph-properties fo:margin-left="-1.251cm" fo:margin-right="0.529cm" fo:text-align="justify" style:justify-single-word="false" fo:text-indent="0cm" style:auto-text-indent="false">
        <style:tab-stops/>
      </style:paragraph-properties>
      <style:text-properties fo:color="#000000" loext:opacity="100%" style:font-name="Arial" style:font-name-complex="Arial"/>
    </style:style>
    <style:style style:name="P6" style:family="paragraph" style:parent-style-name="Preformatted_20_Text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82cm" fo:padding-right="0.282cm" fo:padding-top="0.035cm" fo:padding-bottom="0.035cm" fo:border="0.99pt solid #000000" style:shadow="none">
        <style:tab-stops/>
      </style:paragraph-properties>
      <style:text-properties fo:color="#000000" loext:opacity="100%" style:font-name="Arial" fo:font-size="12pt" officeooo:paragraph-rsid="001e697b" fo:background-color="#ffffff" style:font-size-asian="12pt" style:font-name-complex="Arial" style:font-size-complex="12pt"/>
    </style:style>
    <style:style style:name="P7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Arial" fo:background-color="#ffffff" style:font-name-complex="Arial"/>
    </style:style>
    <style:style style:name="P8" style:family="paragraph" style:parent-style-name="Preformatted_20_Text">
      <style:text-properties fo:color="#000000" loext:opacity="100%"/>
    </style:style>
    <style:style style:name="P9" style:family="paragraph" style:parent-style-name="Preformatted_20_Text">
      <style:paragraph-properties fo:text-align="justify" style:justify-single-word="false"/>
      <style:text-properties fo:color="#000000" loext:opacity="100%"/>
    </style:style>
    <style:style style:name="P10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color="#000000" loext:opacity="100%"/>
    </style:style>
    <style:style style:name="P11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sans-serif" fo:font-size="14pt" style:font-size-asian="14pt"/>
    </style:style>
    <style:style style:name="P12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sans-serif"/>
    </style:style>
    <style:style style:name="P13" style:family="paragraph" style:parent-style-name="Text_20_body">
      <style:paragraph-properties fo:margin-left="-1.251cm" fo:margin-right="0.529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Preformatted_20_Text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82cm" fo:padding-right="0.282cm" fo:padding-top="0.035cm" fo:padding-bottom="0.035cm" fo:border="0.99pt solid #000000" style:shadow="none">
        <style:tab-stops/>
      </style:paragraph-properties>
    </style:style>
    <style:style style:name="P15" style:family="paragraph" style:parent-style-name="Preformatted_20_Text" style:master-page-name="MP0">
      <style:paragraph-properties style:page-number="auto" fo:break-before="page"/>
      <style:text-properties fo:color="#000000" loext:opacity="100%" style:font-name="Arial" fo:font-size="13pt" style:text-underline-style="solid" style:text-underline-width="auto" style:text-underline-color="font-color" fo:font-weight="bold" officeooo:rsid="002058fe" officeooo:paragraph-rsid="002058fe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1" style:family="text">
      <style:text-properties fo:color="#000000" loext:opacity="100%" style:font-name="Arial" fo:font-weight="bold" fo:background-color="#ffff00" loext:char-shading-value="0" style:font-weight-asian="bold" style:font-name-complex="Arial" style:font-weight-complex="bold"/>
    </style:style>
    <style:style style:name="T2" style:family="text">
      <style:text-properties fo:color="#000000" loext:opacity="100%" style:font-name="Arial" fo:font-weight="bold" officeooo:rsid="001e697b" fo:background-color="#ffff00" loext:char-shading-value="0" style:font-weight-asian="bold" style:font-name-complex="Arial" style:font-weight-complex="bold"/>
    </style:style>
    <style:style style:name="T3" style:family="text">
      <style:text-properties fo:color="#000000" loext:opacity="100%" style:font-name="Arial" fo:font-size="12pt" fo:background-color="#ffffff" loext:char-shading-value="0" style:font-size-asian="12pt" style:font-name-complex="Arial" style:font-size-complex="12pt"/>
    </style:style>
    <style:style style:name="T4" style:family="text">
      <style:text-properties officeooo:rsid="001e697b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1e697b" fo:background-color="#ffff00" loext:char-shading-value="0" style:font-weight-asian="bold" style:font-weight-complex="bold"/>
    </style:style>
    <style:style style:name="T7" style:family="text">
      <style:text-properties officeooo:rsid="002058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jemplos:</text:p>
      <text:p text:style-name="P1"/>
      <text:p text:style-name="P2">Dado el siguiente documento XML, escribe las expresiones anidadas <text:s/>XPath que devuelvan la respuesta deseada.</text:p>
      <text:p text:style-name="P1"/>
      <text:p text:style-name="P8">&lt;?xml version="1.0" encoding="UTF-8"?&gt;</text:p>
      <text:p text:style-name="P9">&lt;centro&gt;</text:p>
      <text:p text:style-name="P9"><text:s text:c="2"/>&lt;nombre&gt;CPR Daniel Castelao&lt;/nombre&gt;</text:p>
      <text:p text:style-name="P9"><text:s text:c="2"/>&lt;web&gt;http://www.danielcastelo.org&lt;/web&gt;</text:p>
      <text:p text:style-name="P9"><text:s text:c="2"/>&lt;ciclos&gt;</text:p>
      <text:p text:style-name="P9"><text:s text:c="4"/>&lt;ciclo id="ASIR"&gt;</text:p>
      <text:p text:style-name="P9"><text:s text:c="6"/>&lt;nombre&gt;Administración de Sistemas Informáticos en Red&lt;/nombre&gt;</text:p>
      <text:p text:style-name="P9"><text:s text:c="6"/>&lt;grado&gt;Superior&lt;/grado&gt;</text:p>
      <text:p text:style-name="P9"><text:s text:c="6"/>&lt;decretoTitulo año="2009" /&gt;</text:p>
      <text:p text:style-name="P9"><text:s text:c="4"/>&lt;/ciclo&gt;</text:p>
      <text:p text:style-name="P9"><text:s text:c="4"/>&lt;ciclo id="DAW"&gt;</text:p>
      <text:p text:style-name="P9"><text:s text:c="6"/>&lt;nombre&gt;Desarrollo de Aplicaciones Web&lt;/nombre&gt;</text:p>
      <text:p text:style-name="P9"><text:s text:c="6"/>&lt;grado&gt;Superior&lt;/grado&gt;</text:p>
      <text:p text:style-name="P9"><text:s text:c="6"/>&lt;decretoTitulo año="2010" /&gt;</text:p>
      <text:p text:style-name="P9"><text:s text:c="4"/>&lt;/ciclo&gt;</text:p>
      <text:p text:style-name="P9"><text:s text:c="4"/>&lt;ciclo id="SMR"&gt;</text:p>
      <text:p text:style-name="P9"><text:s text:c="6"/>&lt;nombre&gt;Sistemas Microinformáticos y Redes&lt;/nombre&gt;</text:p>
      <text:p text:style-name="P9"><text:s text:c="6"/>&lt;grado&gt;Medio&lt;/grado&gt;</text:p>
      <text:p text:style-name="P9"><text:s text:c="6"/>&lt;decretoTitulo año="2008" /&gt;</text:p>
      <text:p text:style-name="P9"><text:s text:c="4"/>&lt;/ciclo&gt;</text:p>
      <text:p text:style-name="P9"><text:s text:c="2"/>&lt;/ciclos&gt;</text:p>
      <text:p text:style-name="P9"><text:s text:c="2"/>&lt;modulos&gt;</text:p>
      <text:p text:style-name="P9"><text:s text:c="4"/>&lt;modulo id="0228"&gt;</text:p>
      <text:p text:style-name="P9"><text:s text:c="6"/>&lt;nombre&gt;Aplicaciones web&lt;/nombre&gt;</text:p>
      <text:p text:style-name="P9"><text:s text:c="6"/>&lt;curso&gt;2&lt;/curso&gt;</text:p>
      <text:p text:style-name="P9"><text:s text:c="6"/>&lt;horasSemanales&gt;4&lt;/horasSemanales&gt;</text:p>
      <text:p text:style-name="P9"><text:s text:c="6"/>&lt;ciclo&gt;SMR&lt;/ciclo&gt;</text:p>
      <text:p text:style-name="P9"><text:s text:c="4"/>&lt;/modulo&gt;</text:p>
      <text:p text:style-name="P9"><text:s text:c="4"/>&lt;modulo id="0372"&gt;</text:p>
      <text:p text:style-name="P9"><text:s text:c="6"/>&lt;nombre&gt;Gestión de bases de datos&lt;/nombre&gt;</text:p>
      <text:p text:style-name="P9"><text:s text:c="6"/>&lt;curso&gt;1&lt;/curso&gt;</text:p>
      <text:p text:style-name="P9"><text:s text:c="6"/>&lt;horasSemanales&gt;5&lt;/horasSemanales&gt;</text:p>
      <text:p text:style-name="P9"><text:s text:c="6"/>&lt;ciclo&gt;ASIR&lt;/ciclo&gt;</text:p>
      <text:p text:style-name="P9"><text:s text:c="4"/>&lt;/modulo&gt;</text:p>
      <text:p text:style-name="P9"><text:s text:c="4"/>&lt;modulo id="0373"&gt;</text:p>
      <text:p text:style-name="P9"><text:s text:c="6"/>&lt;nombre&gt;Lenguajes de marcas y sistemas de gestión de información&lt;/nombre&gt;</text:p>
      <text:p text:style-name="P9"><text:s text:c="6"/>&lt;curso&gt;1&lt;/curso&gt;</text:p>
      <text:p text:style-name="P9"><text:s text:c="6"/>&lt;horasSemanales&gt;3&lt;/horasSemanales&gt;</text:p>
      <text:p text:style-name="P9"><text:s text:c="6"/>&lt;ciclo&gt;ASIR&lt;/ciclo&gt;</text:p>
      <text:p text:style-name="P9"><text:s text:c="6"/>&lt;ciclo&gt;DAW&lt;/ciclo&gt;</text:p>
      <text:p text:style-name="P9"><text:s text:c="4"/>&lt;/modulo&gt;</text:p>
      <text:p text:style-name="P9"><text:s text:c="4"/>&lt;modulo id="0376"&gt;</text:p>
      <text:p text:style-name="P9"><text:s text:c="6"/>&lt;nombre&gt;Implantación de aplicaciones web&lt;/nombre&gt;</text:p>
      <text:p text:style-name="P9"><text:s text:c="6"/>&lt;curso&gt;2&lt;/curso&gt;</text:p>
      <text:p text:style-name="P9"><text:s text:c="6"/>&lt;horasSemanales&gt;5&lt;/horasSemanales&gt;</text:p>
      <text:p text:style-name="P9"><text:s text:c="6"/>&lt;ciclo&gt;ASIR&lt;/ciclo&gt;</text:p>
      <text:p text:style-name="P9"><text:s text:c="4"/>&lt;/modulo&gt;</text:p>
      <text:p text:style-name="P9"><text:s text:c="2"/>&lt;/modulos&gt;</text:p>
      <text:p text:style-name="P10">&lt;/centro&gt;</text:p>
      <text:p text:style-name="P11"/>
      <text:p text:style-name="P11"/>
      <text:p text:style-name="P11"/>
      <text:p text:style-name="P11"><text:soft-page-break/></text:p>
      <text:p text:style-name="P11"/>
      <text:p text:style-name="P12"/>
      <text:p text:style-name="P3">1. <text:span text:style-name="T4">Queremos obtener los hijos :</text:span></text:p>
      <text:p text:style-name="P14"><text:span text:style-name="Fuente_20_de_20_párrafo_20_predeter."><text:span text:style-name="T1">//</text:span></text:span><text:span text:style-name="Fuente_20_de_20_párrafo_20_predeter."><text:span text:style-name="T2">ciclo[2]/child::*</text:span></text:span></text:p>
      <text:p text:style-name="P7"/>
      <text:p text:style-name="P5">2. <text:span text:style-name="T4">Obtener el hijos se llame grado:</text:span></text:p>
      <text:p text:style-name="P6"><text:span text:style-name="Fuente_20_de_20_párrafo_20_predeter."><text:span text:style-name="T5">//</text:span></text:span><text:span text:style-name="Fuente_20_de_20_párrafo_20_predeter."><text:span text:style-name="T6">ciclo[2]/child::grado</text:span></text:span></text:p>
      <text:p text:style-name="P6"><text:span text:style-name="Fuente_20_de_20_párrafo_20_predeter."><text:span text:style-name="T6">obetener el hijo uno y no se sabe como se </text:span></text:span></text:p>
      <text:p text:style-name="P6"><text:span text:style-name="Fuente_20_de_20_párrafo_20_predeter."><text:span text:style-name="T5">//</text:span></text:span><text:span text:style-name="Fuente_20_de_20_párrafo_20_predeter."><text:span text:style-name="T6">ciclo[2]/child::*[1]</text:span></text:span></text:p>
      <text:p text:style-name="P13"><text:span text:style-name="Fuente_20_de_20_párrafo_20_predeter."><text:span text:style-name="T1"/></text:span></text:p>
      <text:p text:style-name="P4"/>
      <text:p text:style-name="P5">4. Nombre de los módulos de ciclos cuyo título se aprobó en 20<text:span text:style-name="T4">10</text:span>.</text:p>
      <text:p text:style-name="P14"><text:span text:style-name="Fuente_20_de_20_párrafo_20_predeter."><text:span text:style-name="T1">//modulo[ciclo=//ciclo[decretoTitulo/@año=2010]/@id]/child::nombre</text:span></text:span></text:p>
      <text:p text:style-name="P5"/>
      <text:p text:style-name="P5">5. <text:span text:style-name="T7">Los hijos de los ciclos distintos del segunda posicion</text:span></text:p>
      <text:p text:style-name="P14"><text:span text:style-name="Fuente_20_de_20_párrafo_20_predeter."><text:span text:style-name="T3">//ciclo[position()!=2]/child::*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system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Zeichenforma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Windar</meta:initial-creator>
    <meta:creation-date>2023-03-20T19:44:00Z</meta:creation-date>
    <dc:date>2023-04-13T10:46:27.144515505</dc:date>
    <meta:editing-cycles>4</meta:editing-cycles>
    <meta:editing-duration>PT4M52S</meta:editing-duration>
    <meta:document-statistic meta:table-count="0" meta:image-count="0" meta:object-count="0" meta:page-count="2" meta:paragraph-count="61" meta:word-count="160" meta:character-count="1880" meta:non-whitespace-character-count="15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boletin%20anidadas/Boletin31.odt/Normal.dotm"/>
  </office:meta>
</office:document-meta>
</file>